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7D0000001C6753A00AE9C3F67B.png" manifest:media-type="image/png"/>
  <manifest:file-entry manifest:full-path="Pictures/1000020100000402000000A223FAE7F4C32044E5.png" manifest:media-type="image/png"/>
  <manifest:file-entry manifest:full-path="Pictures/100002010000008800000087CA17D74A6093AEFC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Source Sans Pro Semibold" svg:font-family="'Source Sans Pro Semibold'"/>
    <style:font-face style:name="Abyssinica SIL" svg:font-family="'Abyssinica SIL'" style:font-pitch="variable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cc0000" draw:fill-color="#ffff00" draw:textarea-horizontal-align="justify" draw:textarea-vertical-align="middle" draw:auto-grow-height="false" fo:min-height="2.818cm" fo:min-width="6.968cm"/>
    </style:style>
    <style:style style:name="gr4" style:family="graphic" style:parent-style-name="standard">
      <style:graphic-properties svg:stroke-color="#cc0000" draw:fill-color="#ffff00" draw:textarea-horizontal-align="justify" draw:textarea-vertical-align="middle" draw:auto-grow-height="false" fo:min-height="3cm" fo:min-width="6.95cm"/>
    </style:style>
    <style:style style:name="gr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color="#cc0000" draw:fill-color="#ffff00" draw:textarea-horizontal-align="justify" draw:textarea-vertical-align="middle" draw:auto-grow-height="false" fo:min-height="4.444cm" fo:min-width="7.394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fill-color="#ff0000" draw:auto-grow-height="false" fo:min-height="1.76cm" fo:min-width="7.878cm" fo:wrap-option="wrap"/>
    </style:style>
    <style:style style:name="gr9" style:family="graphic" style:parent-style-name="standard">
      <style:graphic-properties draw:fill-color="#ff0000" draw:auto-grow-height="false" fo:min-height="0.074cm" fo:min-width="0.576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draw:auto-grow-height="true"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draw:auto-grow-height="true" fo:min-height="13.364cm"/>
    </style:style>
    <style:style style:name="pr6" style:family="presentation" style:parent-style-name="Pencil1-notes">
      <style:graphic-properties draw:fill-color="#ffffff" fo:min-height="13.364cm"/>
    </style:style>
    <style:style style:name="pr7" style:family="presentation" style:parent-style-name="Pencil-title">
      <style:graphic-properties draw:auto-grow-height="true" fo:min-height="3.506cm"/>
    </style:style>
    <style:style style:name="pr8" style:family="presentation" style:parent-style-name="Pencil-notes">
      <style:graphic-properties draw:fill-color="#ffffff" fo:min-height="13.364cm"/>
    </style:style>
    <style:style style:name="pr9" style:family="presentation" style:parent-style-name="Pencil1-title">
      <style:graphic-properties fo:min-height="2.07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font-style="italic" style:font-style-asian="italic" style:font-style-complex="italic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  <style:text-properties fo:color="#00ff7f" fo:font-size="60pt" style:font-size-asian="60pt" style:font-size-complex="60pt"/>
    </style:style>
    <style:style style:name="P8" style:family="paragraph">
      <loext:graphic-properties draw:fill-color="#ff0000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none" draw:fill-color="#ffffff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Abyssinica SIL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ff7f" fo:font-size="60pt" style:font-size-asian="60pt" style:font-size-complex="60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presentation:footer-decl presentation:name="ftr1">EKBRK</presentation:footer-decl>
      <draw:page draw:name="page1" draw:style-name="dp1" draw:master-page-name="Pencil" presentation:presentation-page-layout-name="AL1T19" presentation:use-footer-name="ftr1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Dilema Steam dan MNC Play</text:p>
          </draw:text-box>
        </draw:frame>
        <draw:frame draw:style-name="gr1" draw:text-style-name="P2" draw:layer="layout" svg:width="14cm" svg:height="2.8cm" svg:x="13.556cm" svg:y="17.633cm">
          <draw:text-box>
            <text:p text:style-name="P1"><text:span text:style-name="T1">“</text:span><text:span text:style-name="T1">Jomblo tak selamanya indah.”</text:span></text:p>
            <text:p text:style-name="P1"><text:span text:style-name="T2"/></text:p>
            <text:p text:style-name="P1"><text:span text:style-name="T2">Aziz Amerul Faoz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 presentation:use-footer-name="ftr1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emeran</text:p>
          </draw:text-box>
        </draw:frame>
        <draw:frame presentation:style-name="pr4" draw:layer="layout" svg:width="24cm" svg:height="14.071cm" svg:x="1.4cm" svg:y="4.914cm" presentation:class="outline" presentation:user-transformed="true">
          <draw:text-box>
            <text:list text:style-name="L2">
              <text:list-item>
                <text:p>Aziz Amerul Faozi </text:p>
                <text:list>
                  <text:list-item>
                    <text:p>Sebagai Faozi </text:p>
                  </text:list-item>
                </text:list>
              </text:list-item>
              <text:list-item>
                <text:p>Fakhrisa</text:p>
                <text:list>
                  <text:list-item>
                    <text:p>Sebagai Aca</text:p>
                  </text:list-item>
                </text:list>
              </text:list-item>
              <text:list-item>
                <text:p>Imam</text:p>
                <text:list>
                  <text:list-item>
                    <text:p>Sebagai Imam</text:p>
                  </text:list-item>
                </text:list>
              </text:list-item>
              <text:list-item>
                <text:p>Sugih</text:p>
                <text:list>
                  <text:list-item>
                    <text:p>Sebagai Sugi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 presentation:use-footer-name="ftr1">
        <office:forms form:automatic-focus="false" form:apply-design-mode="false"/>
        <draw:custom-shape draw:style-name="gr3" draw:text-style-name="P5" xml:id="id1" draw:id="id1" draw:layer="layout" svg:width="7.8cm" svg:height="3.4cm" svg:x="5.2cm" svg:y="2.4cm">
          <text:p text:style-name="P4"><text:span text:style-name="T3">1. AADM</text:span><text:span text:style-name="T4"> </text:span></text:p>
          <text:p/>
          <text:p>Ada apa dengan mereka?</text:p>
          <text:p>Siapa mereka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7.8cm" svg:height="3.6cm" svg:x="0.4cm" svg:y="7.9cm">
          <text:p text:style-name="P4"><text:span text:style-name="T3">2. Jadian</text:span><text:span text:style-name="T4"> </text:span></text:p>
          <text:p/>
          <text:p>Bersatu kita teguh, </text:p>
          <text:p>Jomblo kita galau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9.1cm" svg:y1="5.8cm" svg:x2="4.3cm" svg:y2="7.9cm" draw:start-shape="id1" draw:start-glue-point="2" draw:end-shape="id2" draw:end-glue-point="0" svg:d="M9100 5800c0 1576-4800 527-4800 2100" svg:viewBox="0 0 4801 2101">
          <text:p/>
        </draw:connector>
        <draw:custom-shape draw:style-name="gr4" draw:text-style-name="P5" xml:id="id3" draw:id="id3" draw:layer="layout" svg:width="7.8cm" svg:height="3.6cm" svg:x="1.4cm" svg:y="13.8cm">
          <text:p text:style-name="P4"><text:span text:style-name="T3">3. Jadian</text:span><text:span text:style-name="T4"> </text:span></text:p>
          <text:p/>
          <text:p>Bersatu kita teguh, </text:p>
          <text:p>Bercerasi kita galau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4" draw:id="id4" draw:layer="layout" svg:width="8.4cm" svg:height="5.2cm" svg:x="12.6cm" svg:y="14.6cm">
          <text:p text:style-name="P4"><text:span text:style-name="T3">4. Methode </text:span></text:p>
          <text:p text:style-name="P4"><text:span text:style-name="T3">Berbagi</text:span><text:span text:style-name="T4"> </text:span></text:p>
          <text:p/>
          <text:p>Metode interkoneksi, </text:p>
          <text:p>Win-win solution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7.8cm" svg:height="3.6cm" svg:x="19.6cm" svg:y="9.8cm">
          <text:p text:style-name="P4"><text:span text:style-name="T3">5. Jadian</text:span><text:span text:style-name="T4"> </text:span></text:p>
          <text:p/>
          <text:p>Bersatu kita teguh, </text:p>
          <text:p>Bercerasi kita galau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curve" svg:x1="4.3cm" svg:y1="11.5cm" svg:x2="5.3cm" svg:y2="13.8cm" draw:start-shape="id2" draw:start-glue-point="2" draw:end-shape="id3" draw:end-glue-point="0" svg:d="M4300 11500c0 1726 1000 577 1000 2300" svg:viewBox="0 0 1001 2301">
          <text:p/>
        </draw:connector>
        <draw:connector draw:style-name="gr7" draw:text-style-name="P6" draw:layer="layout" draw:type="curve" svg:x1="9.2cm" svg:y1="15.6cm" svg:x2="12.6cm" svg:y2="17.2cm" draw:start-shape="id3" draw:start-glue-point="1" draw:end-shape="id4" draw:end-glue-point="3" svg:d="M9200 15600c2551 0 852 1600 3400 1600" svg:viewBox="0 0 3401 1601">
          <text:p/>
        </draw:connector>
        <draw:connector draw:style-name="gr7" draw:text-style-name="P6" draw:layer="layout" draw:type="curve" svg:x1="16.8cm" svg:y1="14.6cm" svg:x2="23.5cm" svg:y2="13.4cm" draw:start-shape="id4" draw:start-glue-point="0" draw:end-shape="id5" svg:d="M16800 14600c0-898 6700-299 6700-1200" svg:viewBox="0 0 6701 1201">
          <text:p/>
        </draw:connector>
        <draw:custom-shape draw:style-name="gr4" draw:text-style-name="P5" xml:id="id6" draw:id="id6" draw:layer="layout" svg:width="7.8cm" svg:height="3.6cm" svg:x="15.2cm" svg:y="2.8cm">
          <text:p text:style-name="P4"><text:span text:style-name="T3">6. Jadian</text:span><text:span text:style-name="T4"> </text:span></text:p>
          <text:p/>
          <text:p>Bersatu kita teguh, </text:p>
          <text:p>Bercerasi kita galau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curve" svg:x1="23.5cm" svg:y1="9.8cm" svg:x2="19.1cm" svg:y2="6.4cm" draw:start-shape="id5" draw:start-glue-point="0" draw:end-shape="id6" draw:end-glue-point="2" svg:d="M23500 9800c0-2548-4400-849-4400-3400" svg:viewBox="0 0 4401 3401">
          <text:p/>
        </draw:connector>
        <draw:custom-shape draw:style-name="gr8" draw:text-style-name="P7" draw:layer="layout" svg:width="10.9cm" svg:height="6.2cm" svg:x="8.6cm" svg:y="7.2cm">
          <text:p text:style-name="P4"><text:span text:style-name="T5">Outline</text:span></text:p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" presentation:presentation-page-layout-name="AL2T3" presentation:use-footer-name="ftr1">
        <office:forms form:automatic-focus="false" form:apply-design-mode="false"/>
        <draw:frame presentation:style-name="pr7" draw:layer="layout" svg:width="21.943cm" svg:height="3.506cm" svg:x="1.4cm" svg:y="5.964cm" presentation:class="title" presentation:user-transformed="true">
          <draw:text-box>
            <text:p><text:span text:style-name="T3">AADM</text:span><text:span text:style-name="T3"><text:line-break/></text:span><text:span text:style-name="T3">Ada Apa Dengan Mereka?</text:span></text:p>
          </draw:text-box>
        </draw:frame>
        <draw:custom-shape draw:style-name="gr9" draw:text-style-name="P8" draw:layer="layout" svg:width="1.4cm" svg:height="1cm" svg:x="0.6cm" svg:y="19.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frame draw:style-name="gr10" draw:text-style-name="P9" draw:layer="layout" svg:width="12.8cm" svg:height="3.216cm" svg:x="14.6cm" svg:y="16.884cm">
          <draw:text-box>
            <text:p text:style-name="P1"><text:span text:style-name="T6">“</text:span><text:span text:style-name="T6">Tak kenal maka tak sayang,</text:span></text:p>
            <text:p text:style-name="P1"><text:span text:style-name="T6">tak berkenalan,</text:span></text:p>
            <text:p text:style-name="P1"><text:span text:style-name="T6">tak bisa disayang”</text:span></text:p>
            <text:p text:style-name="P1"><text:span text:style-name="T7"/></text:p>
            <text:p text:style-name="P1">Aziz Amerul Faozi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" presentation:presentation-page-layout-name="AL2T3" presentation:use-footer-name="ftr1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Methode Berbagi<text:line-break/>Win-win Solution</text:p>
          </draw:text-box>
        </draw:frame>
        <draw:frame draw:style-name="gr11" draw:text-style-name="P11" draw:layer="layout" svg:width="9.2cm" svg:height="2.623cm" svg:x="18cm" svg:y="17.377cm">
          <draw:text-box>
            <text:p text:style-name="P10"><text:span text:style-name="T6">“</text:span><text:span text:style-name="T6">Hidup ini tentang aku bukan aku dan kau.”</text:span></text:p>
            <text:p text:style-name="P10"><text:span text:style-name="T6"/></text:p>
            <text:p text:style-name="P10"><text:span text:style-name="T8">Voldemort - Cuku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 presentation:use-footer-name="ftr1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Peralatan yang Dipasang</text:p>
          </draw:text-box>
        </draw:frame>
        <draw:frame presentation:style-name="pr4" draw:layer="layout" svg:width="24cm" svg:height="14.071cm" svg:x="1.4cm" svg:y="4.914cm" presentation:class="outline" presentation:user-transformed="true">
          <draw:text-box>
            <text:list text:style-name="L2">
              <text:list-item>
                <text:p>Proxy server semisal Squid Prox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 presentation:use-footer-name="ftr1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Cara Melakukan Perhitungan Trafik</text:p>
          </draw:text-box>
        </draw:frame>
        <draw:frame presentation:style-name="pr4" draw:layer="layout" svg:width="24cm" svg:height="14.071cm" svg:x="1.4cm" svg:y="4.914cm" presentation:class="outline" presentation:user-transformed="true">
          <draw:text-box>
            <text:list text:style-name="L2">
              <text:list-item>
                <text:p>Trafik meter yang tersedia dalam Squid Proxy.</text:p>
              </text:list-item>
              <text:list-item>
                <text:p>Trafik akan dicontrol oleh MNC selaku pemilik serv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 presentation:use-footer-name="ftr1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Infrastruktur Sharing 1</text:p>
          </draw:text-box>
        </draw:frame>
        <draw:frame presentation:style-name="pr4" draw:layer="layout" svg:width="24cm" svg:height="14.071cm" svg:x="1.4cm" svg:y="4.914cm" presentation:class="outline" presentation:user-transformed="true">
          <draw:text-box>
            <text:list text:style-name="L2">
              <text:list-item>
                <text:p>Pemasangan local serv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 presentation:use-footer-name="ftr1">
        <office:forms form:automatic-focus="false" form:apply-design-mode="false"/>
        <draw:frame presentation:style-name="pr9" draw:layer="layout" svg:width="22.8cm" svg:height="2.07cm" svg:x="1.4cm" svg:y="0.837cm" presentation:class="title" presentation:user-transformed="true">
          <draw:text-box>
            <text:p>Infrastruktur Sharing (Manfaat) </text:p>
          </draw:text-box>
        </draw:frame>
        <draw:frame presentation:style-name="pr4" draw:layer="layout" svg:width="12.297cm" svg:height="14.071cm" svg:x="1.4cm" svg:y="4.914cm" presentation:class="outline" presentation:user-transformed="true">
          <draw:text-box>
            <text:list text:style-name="L2">
              <text:list-item>
                <text:p>Untuk MNC</text:p>
                <text:list>
                  <text:list-item>
                    <text:p>Mengurangi interkoneksi ke ruang</text:p>
                  </text:list-item>
                  <text:list-item>
                    <text:p>Mengkapitalisasi jaringan Steam Indonesia</text:p>
                  </text:list-item>
                  <text:list-item>
                    <text:p>Memperoleh koneksi dari luar negeri.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 presentation:user-transformed="true">
          <draw:text-box>
            <text:list text:style-name="L2">
              <text:list-item>
                <text:p>Untuk Steam</text:p>
                <text:list>
                  <text:list-item>
                    <text:p>Menghemat pengeluaran untuk server.</text:p>
                  </text:list-item>
                  <text:list-item>
                    <text:p>Meningkatkan kualitas jaringan steam.</text:p>
                  </text:list-item>
                  <text:list-item>
                    <text:p>Memperoleh akses pasar Indones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 presentation:use-footer-name="ftr1">
        <office:forms form:automatic-focus="false" form:apply-design-mode="false"/>
        <draw:frame presentation:style-name="pr9" draw:layer="layout" svg:width="22.8cm" svg:height="2.07cm" svg:x="1.4cm" svg:y="0.837cm" presentation:class="title">
          <draw:text-box>
            <text:p>Untuk Negara</text:p>
          </draw:text-box>
        </draw:frame>
        <draw:frame presentation:style-name="pr4" draw:layer="layout" svg:width="12.297cm" svg:height="14.071cm" svg:x="1.4cm" svg:y="4.914cm" presentation:class="outline">
          <draw:text-box>
            <text:list text:style-name="L2">
              <text:list-item>
                <text:p>Infrastuktur</text:p>
                <text:list>
                  <text:list-item>
                    <text:p>Meningkatkan kualitas jaringan nasional (akses maupun core)</text:p>
                  </text:list-item>
                  <text:list-item>
                    <text:p>Peluang meningkatkan <text:s/>kualitas infrastruktur transportasi.</text:p>
                  </text:list-item>
                  <text:list-item>
                    <text:p>Peluang meningkatkan kualitas power plant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>
          <draw:text-box>
            <text:list text:style-name="L2">
              <text:list-item>
                <text:p>Pariwista</text:p>
                <text:list>
                  <text:list-item>
                    <text:p>Peluang meningkatkan pariwisata Indonesia</text:p>
                    <text:p/>
                  </text:list-item>
                </text:list>
              </text:list-item>
              <text:list-item>
                <text:p>Ekonomi</text:p>
                <text:list>
                  <text:list-item>
                    <text:p>Meningkatkan penjualan daerah sekit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 presentation:use-footer-name="ftr1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Billing ke Pengguna</text:p>
          </draw:text-box>
        </draw:frame>
        <draw:frame presentation:style-name="pr4" draw:layer="layout" svg:width="24cm" svg:height="14.071cm" svg:x="1.4cm" svg:y="4.914cm" presentation:class="outline" presentation:user-transformed="true">
          <draw:text-box>
            <text:list text:style-name="L2">
              <text:list-item>
                <text:p>Memberikan paket khusus :</text:p>
                <text:list>
                  <text:list-item>
                    <text:p>Paket Reguler (no Lagh for dota2)</text:p>
                  </text:list-item>
                  <text:list-item>
                    <text:p>Paket Silver (fast upgrade)</text:p>
                  </text:list-item>
                  <text:list-item>
                    <text:p>Paket Gold (under 15 minutes install Dota2)</text:p>
                  </text:list-item>
                  <text:list-item>
                    <text:p>Paket Diamond (free arcana item drop chanc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Source Sans Pro Semibold" svg:font-family="'Source Sans Pro Semibold'"/>
    <style:font-face style:name="Abyssinica SIL" svg:font-family="'Abyssinica SIL'" style:font-pitch="variable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00:55:03.373482362</meta:creation-date>
    <meta:editing-duration>PT1H46M23S</meta:editing-duration>
    <meta:editing-cycles>16</meta:editing-cycles>
    <meta:generator>LibreOffice/5.3.4.1$Linux_X86_64 LibreOffice_project/30$Build-1</meta:generator>
    <dc:date>2017-11-08T04:36:13.915579987</dc:date>
    <meta:document-statistic meta:object-count="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